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9068" officeooo:paragraph-rsid="00199068"/>
    </style:style>
    <style:style style:name="P2" style:family="paragraph" style:parent-style-name="Text_20_body">
      <style:text-properties officeooo:rsid="001cf5bd" officeooo:paragraph-rsid="001cf5bd"/>
    </style:style>
    <style:style style:name="P3" style:family="paragraph" style:parent-style-name="Preformatted_20_Text">
      <style:text-properties officeooo:rsid="00163a48" officeooo:paragraph-rsid="00163a48"/>
    </style:style>
    <style:style style:name="P4" style:family="paragraph" style:parent-style-name="Preformatted_20_Text">
      <style:text-properties officeooo:rsid="00170e38" officeooo:paragraph-rsid="00170e38"/>
    </style:style>
    <style:style style:name="P5" style:family="paragraph" style:parent-style-name="Preformatted_20_Text">
      <style:text-properties officeooo:rsid="0017d482" officeooo:paragraph-rsid="0017d482"/>
    </style:style>
    <style:style style:name="P6" style:family="paragraph" style:parent-style-name="Heading_20_3">
      <style:text-properties officeooo:paragraph-rsid="0017d482"/>
    </style:style>
    <style:style style:name="T1" style:family="text">
      <style:text-properties officeooo:rsid="00170e38"/>
    </style:style>
    <style:style style:name="T2" style:family="text">
      <style:text-properties officeooo:rsid="001990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Сравнение концепций репрезентативного индивидууума и критической группы.</text:h>
      <text:h text:style-name="Heading_20_2" text:outline-level="2">Репрезентативный индивидуум.</text:h>
      <text:h text:style-name="Heading_20_3" text:outline-level="3">EPR_NPP </text:h>
      <text:h text:style-name="Heading_20_4" text:outline-level="4"><text:span text:style-name="T1">P</text:span>age 111</text:h>
      <text:p text:style-name="P3">Репрезентативный индивидуум определяется как лицо, получившее самые высокие дозы, которые, по всей вероятности, могут быть получены любым лицом из населения в аварийной ситуации. В большинстве случаев в связи с консервативным характером допущений ожидается, что никто не получит дозу, приближающуюся к дозе, рассчитанной для репрезентативного индивидуума.</text:p>
      <text:p text:style-name="P3"/>
      <text:h text:style-name="Heading_20_4" text:outline-level="4">Page 113</text:h>
      <text:p text:style-name="P4">Репрезентативный индивидуум: облучение репрезентативного индивидуума</text:p>
      <text:p text:style-name="P4">отражает облучение лиц из населения, наиболее чувствительных к облучению</text:p>
      <text:p text:style-name="P4">(например, детей или беременных женщин (плода)) или их отдельных органов</text:p>
      <text:p text:style-name="P4">или тканей;</text:p>
      <text:p text:style-name="P4"/>
      <text:h text:style-name="Heading_20_4" text:outline-level="4"><text:span text:style-name="T1">P</text:span>age 127</text:h>
      <text:p text:style-name="P4">«Репрезентативный индивидуум» – это теоретическая конструкция, принятая для представления наиболее высоких доз, которые обоснованно могли бы быть получены любым человеком во время аварийной ситуации. В большинстве случаев ожидается, что никто не получит дозу, приближающуюся к рассчитанной для репрезентативного индивидуума при соответствующем сценарии облучения.</text:p>
      <text:p text:style-name="P4"/>
      <text:h text:style-name="Heading_20_2" text:outline-level="2">Критическая группа</text:h>
      <text:h text:style-name="P6" text:outline-level="3">WS-G-2.3</text:h>
      <text:h text:style-name="Heading_20_4" text:outline-level="4">Page 46</text:h>
      <text:p text:style-name="P5">Критическая группа это группа, представляющая тех лиц, которые, как ожидается, получат наибольшую дозу от источника, подлежащего контролю. Эта группа определяется таким образом, чтобы она была однородной, насколько это разумно, с учетом факторов, которые влияют на полученную дозу. Понятие критической группы принимается потому, что усредненное поведение группы людей, а не поведение отдельного человека, с большей вероятностью отражает поведение, которое будет встречаться на постоянной основе.</text:p>
      <text:h text:style-name="Heading_20_4" text:outline-level="4">Page <text:span text:style-name="T2">15</text:span></text:h>
      <text:p text:style-name="P1">Величину ограничения по дозе следует выбирать таким образом, чтобы она отражала необходимость обеспечения того, что доза облучения критической группы ни в настоящий момент, ни в будущем не превысит предела дозы с учетом предполагаемых вкладов в дозу от всех других видов деятельности или источников, облучению от которых критическая группа также подвергается.</text:p>
      <text:h text:style-name="Heading_20_4" text:outline-level="4">Page 19</text:h>
      <text:p text:style-name="P1">Одним из основных элементов анализа оптимизации является оценка дозы облучения лиц из <text:soft-page-break/>критической группы для каждого рассматриваемого варианта сбросов и подтверждение того, что эта доза не превышает соответствующее ограничение по дозе. Для оценки доз критической группы следует применять структурированный итеративный подход для отбора. Такой подход начинается с простой оценки на основе очень консервативных предположений и при необходимости с каждой итерацией уточняется при использовании моделей, которые постепенно становятся все более сложными, с более реалистичными допущениями.</text:p>
      <text:h text:style-name="Heading_20_4" text:outline-level="4">Page 20</text:h>
      <text:p text:style-name="P1">В качестве первого шага этого итеративного процесса отбора для получения исходной верхней оценки для доз критической группы может использоваться очень простая модель с очень консервативным допущением, что все пути облучения начинаются в точке сброса. В качестве примера может быть оценена доза гипотетического человека, который постоянно дышит неразбавленными газообразными выбросами из вытяжной трубы, или который получает всю питьевую воду непосредственно из жидких неразбавленных стоков в точке их сброса в водоем</text:p>
      <text:h text:style-name="Heading_20_4" text:outline-level="4">Page 21</text:h>
      <text:p text:style-name="P2">Если максимальная годовая доза облучения критической группы, оцененная по упоминаемой ранее общей модели, учитывающей процессы в окружающей природной среде, превышает контрольный уровень, то требуется оценка доз критической группы с учетом особенностей площадки. В индивидуальном для площадки исследовании следует собрать информацию о</text:p>
      <text:p text:style-name="P2">реальном распределении населения и о его привычках, а также об использовании человеком элементов окружающей среды, которые подвергаются воздействию радиоактивных сбросов от предполагаемой установки, для того, чтобы определить реальные пути воздействия излучения. В этом исследовании также следует учесть конкретные для площадки параметры атмосферного и водного рассеивания радионуклидов и их распространения по пищевым цепочкам. Результаты такого исследования будут служить для определения критических групп.</text:p>
      <text:p text:style-name="P2">В общих словах концепция критической группы описана в параграфе А-15 Приложения. Более подробно в настоящем случае критическую группу следует определять по отношению к нормам потребления продовольствия и другим привычкам образа жизни, а также ее расположения относительно места сброса или источника прямого облучения. Следует выбирать достаточно небольшую группу, чтобы она была однородной в отношении возраста, набора потребляемых продуктов, условий проживания и природных условий, а также тех аспектов поведения, которые влияют на получаемые дозы. Размер критической группы для конкретной площадки, как правило, равен нескольким десяткам людей, хотя в некоторых случаях были определены и большие по размеру критические группы.</text:p>
      <text:p text:style-name="P2">В тех ситуациях, когда нельзя определить такую критическую группу, например, если территория практически не заселена, тем не менее, важно выполнить оценку доз для гипотетической критической группы, чтобы доказать соответствие принципу защиты окружающей среды (см. параграф 1.7). Например, для сбросов в атмосферу можно предположить, что гипотетическая критическая группа находится на границе предприятия <text:soft-page-break/>или на таком расстоянии от него, где в соответствии с прогнозом будут наивысшие концентрации радиоактивных нуклидов в воздухе. Для сбросов в водную среду можно предположить, что все водопользование и/или воздействие излучения находятся в точке сброса. Однако, пути распространения излучения, нормы потребления продуктов и другие предполагаемые характеристики следует принимать типичными для рассматриваемого типа окружающей обстанов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48:03.492921946</dc:date>
    <meta:editing-duration>PT12M56S</meta:editing-duration>
    <meta:editing-cycles>4</meta:editing-cycles>
    <meta:generator>LibreOffice/5.1.6.2$Linux_X86_64 LibreOffice_project/10m0$Build-2</meta:generator>
    <meta:document-statistic meta:table-count="0" meta:image-count="0" meta:object-count="0" meta:page-count="3" meta:paragraph-count="27" meta:word-count="701" meta:character-count="5497" meta:non-whitespace-character-count="4821"/>
  </office:meta>
</office:document-meta>
</file>